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Heading_20_1">
      <style:paragraph-properties fo:text-align="center" style:justify-single-word="false"/>
    </style:style>
    <style:style style:name="P5" style:family="paragraph" style:parent-style-name="Text_20_body" style:list-style-name="L1">
      <style:paragraph-properties fo:text-align="start" style:justify-single-word="false"/>
      <style:text-properties fo:font-weight="bold" style:font-weight-asian="bold" style:font-weight-complex="bold"/>
    </style:style>
    <style:style style:name="P6" style:family="paragraph" style:parent-style-name="Text_20_body" style:list-style-name="L1">
      <style:paragraph-properties fo:text-align="start" style:justify-single-word="false"/>
      <style:text-properties fo:font-style="italic" style:font-style-asian="italic" style:font-style-complex="italic"/>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 Cuttlefish File Format</text:h>
      <text:p text:style-name="P1"/>
      <text:p text:style-name="P2">The Cuttlefish File Format is a formal grammar for the description of graphs such that a file representing such data structure following that grammar will be correctly parsed and interpreted by Cuttlefish. There are three different cuttlefish file formats:</text:p>
      <text:h text:style-name="Heading_20_3" text:outline-level="3">Node file (.nff)</text:h>
      <text:p text:style-name="P2">A Node file contains only the data for the profiles of the nodes of the graph, including labels, identifiers and representation information. Each line of the file will represent a node of the network, with the following fields:</text:p>
      <text:p text:style-name="P2">node: (id) , {label, [color, borderColor, size, shape]} , [var1, var2] </text:p>
      <text:list text:style-name="L1">
        <text:list-item>
          <text:p text:style-name="P5">id: <text:span text:style-name="T1">an </text:span><text:span text:style-name="T2">integer</text:span><text:span text:style-name="T1"> unique identifier for the node inside a network.</text:span></text:p>
        </text:list-item>
        <text:list-item>
          <text:p text:style-name="P6">label: <text:span text:style-name="T3">a string to appear as the name of the node when representing it, surrounded by “” if some whitespace is present inside it.</text:span></text:p>
        </text:list-item>
        <text:list-item>
          <text:p text:style-name="P6">color: <text:span text:style-name="T3">similar representation as border for the background color of the node</text:span></text:p>
        </text:list-item>
        <text:list-item>
          <text:p text:style-name="P6">borderColor: <text:span text:style-name="T3">Three real values between 0 and 1 that represent the amount of Red, Green and Blue for the color of the node's border, i.e. 0.2 0.4 1</text:span> </text:p>
        </text:list-item>
        <text:list-item>
          <text:p text:style-name="P6">size: <text:span text:style-name="T4">real value representing the size of the representation of the node, given its shape. Its default value is 10 and in the case of a circle, it represents its diameter and in the case of a square its side.</text:span></text:p>
        </text:list-item>
        <text:list-item>
          <text:p text:style-name="P6">shape: <text:span text:style-name="T3">shape of the symbol that represents the node in the visualization. Possible shapes are circle or square, being circle the default</text:span></text:p>
        </text:list-item>
        <text:list-item>
          <text:p text:style-name="P7">(var1): String optional variable for particular uses. It will not appear on the network representation, but their values will be accessible through a data browser.</text:p>
        </text:list-item>
        <text:list-item>
          <text:p text:style-name="P7">(var2): Additional field as var1</text:p>
        </text:list-item>
      </text:list>
      <text:p text:style-name="P2">The fields follow this order, so if we want to determine the shape and we don't care about the border color, we still have to fill up the color fields, but the additional variables won't be necessary.</text:p>
      <text:p text:style-name="P2">Example of node file:</text:p>
      <text:p text:style-name="P2">536424 Erdös 1 1 1 0.5 0.5 0.5 10 </text:p>
      <text:p text:style-name="P2">231112 “Bollobas the myghty” 0 0 0</text:p>
      <text:p text:style-name="P2">20394 “Reka Albert” 0.3 0.3 1 0.2 0 0 7 square</text:p>
      <text:p text:style-name="P2"/>
      <text:h text:style-name="Heading_20_3" text:outline-level="3">Edge file (.eff)</text:h>
      <text:p text:style-name="Text_20_body">An edge file contains the data for the relations between the entities of the system, the nodes. We assume that the graph is oriented and is not a hypergraph (edges only connect two nodes).</text:p>
      <text:p text:style-name="Text_20_body">edge: (id_origin, id_dest) , {[weight, label, width, color]}, [var1, var2]</text:p>
      <text:list text:style-name="L2">
        <text:list-item>
          <text:p text:style-name="P8">id_origin: integer identifier of the origin vertex of the arc</text:p>
        </text:list-item>
        <text:list-item>
          <text:p text:style-name="P8"><text:soft-page-break/>id_dest: integer identifier of the destination of the arc</text:p>
        </text:list-item>
        <text:list-item>
          <text:p text:style-name="P8">label: a string with the label to use for the arc. To use weights as labels, it should be *</text:p>
        </text:list-item>
        <text:list-item>
          <text:p text:style-name="P8">weight: real value for the weight of the arc. It will be displayed on the network unless it is not specified or a * is in its place</text:p>
        </text:list-item>
        <text:list-item>
          <text:p text:style-name="P8">width: real value for the width of the representation of the arc. Its default width is 1.</text:p>
        </text:list-item>
        <text:list-item>
          <text:p text:style-name="P8">color: color to paint the edge as in the vertices, represented by three real values.</text:p>
        </text:list-item>
        <text:list-item>
          <text:p text:style-name="P8">var1, var2: additional strings for keeping network data.</text:p>
        </text:list-item>
      </text:list>
      <text:p text:style-name="Text_20_body"/>
      <text:h text:style-name="Heading_20_3" text:outline-level="3">Graph file (.cff)</text:h>
      <text:p text:style-name="Text_20_body">The graph file is a file with the contents of a node file in the first part followed by a separator *Edges after which the content of an edge file will follow.</text:p>
      <text:h text:style-name="Heading_20_3" text:outline-level="3">Cuttlefish extended format (.cxf)</text:h>
      <text:p text:style-name="Text_20_body">The graph file format .cff is useful when automated graph files are generated, but when we need to work with the graph files its grammar is too cryptic and it is not easy to figure out how will be the resulting graph. For that purpose, the extended format shows a more user friendly set of rules in a way that creating and editing our graph files by hand will not be a too painful job.</text:p>
      <text:p text:style-name="Text_20_body">This time, cofiguration, node and edge lines can appear in any order. Also nodes or edges are allowed to be described with linebreaks and any amount of whitespaces and tabulators between so the file is readable by a human. The fields between parentheses are compulsory, but all the others can be omitted or appear in any order.</text:p>
      <text:p text:style-name="Text_20_body"><text:span text:style-name="T5">Configuration lines</text:span>: its three possible parameters define whether the graph is undirected (arrows are not displayed) and whether to display node and edge labels or not.</text:p>
      <text:p text:style-name="Text_20_body"/>
      <text:p text:style-name="P3">configuration:<text:tab/><text:tab/>undirected<text:tab/>hide_node_labels<text:tab/>hide_edge_labels</text:p>
      <text:p text:style-name="P3"/>
      <text:p text:style-name="Text_20_body"><text:span text:style-name="T5">Node lines:</text:span> they should always start with “node:” and have the integer unique identifier of the node in the graph between parentheses. All the other fields are optional and can appear in any order.</text:p>
      <text:p text:style-name="Text_20_body"/>
      <text:p text:style-name="Text_20_body">node:<text:tab/>(<text:span text:style-name="T6">id</text:span>)<text:tab/>label{<text:span text:style-name="T6">label</text:span>}<text:tab/>color{<text:span text:style-name="T6">R</text:span>,<text:span text:style-name="T6">G</text:span>,<text:span text:style-name="T6">B</text:span>}<text:tab/><text:tab/>borderColor{<text:span text:style-name="T6">R</text:span><text:span text:style-name="T3">,</text:span><text:span text:style-name="T6">G</text:span><text:span text:style-name="T3">,</text:span><text:span text:style-name="T6">B</text:span>}<text:tab/><text:tab/>size{<text:span text:style-name="T6">size</text:span>} </text:p>
      <text:p text:style-name="Text_20_body"><text:tab/>shape{<text:span text:style-name="T6">shape</text:span>}<text:tab/>var1{<text:span text:style-name="T6">var1</text:span>}<text:tab/>var2{<text:span text:style-name="T6">var2</text:span>}</text:p>
      <text:p text:style-name="Text_20_body"/>
      <text:p text:style-name="Text_20_body"><text:span text:style-name="T5">Edge lines: </text:span>they should always start with “edge:” followed by the endpoint pair between parentheses.</text:p>
      <text:p text:style-name="Text_20_body"/>
      <text:p text:style-name="Text_20_body">edge:<text:tab/>(<text:span text:style-name="T6">id_source</text:span>, <text:span text:style-name="T6">id_destination</text:span>)<text:tab/>label{<text:span text:style-name="T6">label</text:span>}<text:tab/>weight{<text:span text:style-name="T6">weight</text:span>}<text:tab/>width{<text:span text:style-name="T6">width</text:span>}<text:tab/></text:p>
      <text:p text:style-name="Text_20_body"><text:tab/>color{<text:span text:style-name="T6">R</text:span>,<text:span text:style-name="T6">G</text:span>,<text:span text:style-name="T6">B</text:span>}<text:tab/>var1{<text:span text:style-name="T6">var1</text:span>}<text:tab/>var2{<text:span text:style-name="T6">var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 Garcia</meta:initial-creator>
    <meta:creation-date>2009-02-19T16:34:16</meta:creation-date>
    <dc:creator>David Garcia</dc:creator>
    <dc:date>2009-03-16T00:43:29</dc:date>
    <meta:editing-cycles>6</meta:editing-cycles>
    <meta:editing-duration>PT2H36M10S</meta:editing-duration>
    <meta:user-defined meta:name="Info 1"/>
    <meta:user-defined meta:name="Info 2"/>
    <meta:user-defined meta:name="Info 3"/>
    <meta:user-defined meta:name="Info 4"/>
    <meta:document-statistic meta:table-count="0" meta:image-count="0" meta:object-count="0" meta:page-count="2" meta:paragraph-count="41" meta:word-count="775" meta:character-count="4392"/>
  </office:meta>
</office:document-meta>
</file>